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2.6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14cm" fo:min-width="1.40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49cm" fo:min-width="3.498cm"/>
      <style:paragraph-properties style:writing-mode="lr-tb"/>
    </style:style>
    <style:style style:name="gr4" style:family="graphic" style:parent-style-name="objectwithoutfill">
      <style:graphic-properties draw:marker-end="Arrowheads_20_16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51cm" fo:min-width="2.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7" style:family="graphic" style:parent-style-name="objectwithoutfill">
      <style:graphic-properties draw:marker-end="Arrowheads_20_32" draw:marker-end-width="0.3cm" draw:fill="none" draw:textarea-vertical-align="middle"/>
    </style:style>
    <style:style style:name="gr8" style:family="graphic" style:parent-style-name="objectwithoutfill">
      <style:graphic-properties draw:marker-end="Arrowheads_20_33" draw:marker-end-width="0.3cm" draw:fill="none" draw:textarea-vertical-align="middle"/>
    </style:style>
    <style:style style:name="gr9" style:family="graphic" style:parent-style-name="objectwithoutfill">
      <style:graphic-properties draw:marker-end="Arrowheads_20_34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973cm" fo:min-width="4.898cm"/>
      <style:paragraph-properties style:writing-mode="lr-tb"/>
    </style:style>
    <style:style style:name="gr11" style:family="graphic" style:parent-style-name="objectwithoutfill">
      <style:graphic-properties draw:marker-end="Arrowheads_20_35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735cm" fo:min-width="5.216cm"/>
      <style:paragraph-properties style:writing-mode="lr-tb"/>
    </style:style>
    <style:style style:name="gr13" style:family="graphic" style:parent-style-name="objectwithoutfill">
      <style:graphic-properties draw:marker-end="Arrowheads_20_36" draw:marker-end-width="0.3cm" draw:fill="none" draw:textarea-vertical-align="middle"/>
    </style:style>
    <style:style style:name="gr14" style:family="graphic" style:parent-style-name="objectwithoutfill">
      <style:graphic-properties draw:marker-end="Arrowheads_20_37" draw:marker-end-width="0.3cm" draw:fill="none" draw:textarea-vertical-align="middle"/>
    </style:style>
    <style:style style:name="gr15" style:family="graphic" style:parent-style-name="objectwithoutfill">
      <style:graphic-properties draw:marker-end="Arrowheads_20_38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99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951cm" fo:min-width="2.498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973cm" fo:min-width="1.406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2.1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33cm" fo:min-width="3.946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4.262cm"/>
      <style:paragraph-properties style:writing-mode="lr-tb"/>
    </style:style>
    <style:style style:name="gr22" style:family="graphic" style:parent-style-name="objectwithoutfill">
      <style:graphic-properties draw:marker-end="Arrowheads_20_26" draw:marker-end-width="0.3cm" draw:fill="none" draw:textarea-vertical-align="middle"/>
    </style:style>
    <style:style style:name="gr23" style:family="graphic" style:parent-style-name="objectwithoutfill">
      <style:graphic-properties draw:marker-end="Arrowheads_20_27" draw:marker-end-width="0.3cm" draw:fill="none" draw:textarea-vertical-align="middle"/>
    </style:style>
    <style:style style:name="gr24" style:family="graphic" style:parent-style-name="objectwithoutfill">
      <style:graphic-properties draw:marker-end="Arrowheads_20_28" draw:marker-end-width="0.3cm" draw:fill="none" draw:textarea-vertical-align="middle"/>
    </style:style>
    <style:style style:name="gr25" style:family="graphic" style:parent-style-name="objectwithoutfill">
      <style:graphic-properties draw:marker-end="Arrowheads_20_29" draw:marker-end-width="0.3cm" draw:fill="none" draw:textarea-vertical-align="middle"/>
    </style:style>
    <style:style style:name="gr26" style:family="graphic" style:parent-style-name="objectwithoutfill">
      <style:graphic-properties draw:marker-end="Arrowheads_20_30" draw:marker-end-width="0.3cm" draw:fill="none" draw:textarea-vertical-align="middle"/>
    </style:style>
    <style:style style:name="gr27" style:family="graphic" style:parent-style-name="objectwithoutfill">
      <style:graphic-properties draw:marker-end="Arrowheads_20_3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175cm" svg:height="0.952cm" svg:x="8.303cm" svg:y="1.635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4.128cm" svg:x="7.985cm" svg:y="7.032cm">
          <text:p text:style-name="P1">Ardunio </text:p>
          <text:p text:style-name="P1">Progra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6.35cm" svg:height="1.587cm" svg:x="6.715cm" svg:y="3.858cm">
          <text:p text:style-name="P1">User Inp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9.89cm" svg:y1="11.16cm" svg:x2="9.89cm" svg:y2="12.43cm">
          <text:p/>
        </draw:line>
        <draw:custom-shape draw:style-name="gr5" draw:text-style-name="P1" draw:layer="layout" svg:width="5.398cm" svg:height="1.905cm" svg:x="7.191cm" svg:y="12.43cm">
          <text:p text:style-name="P1">Successful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1" draw:id="id1" draw:layer="layout" svg:width="5.398cm" svg:height="1.905cm" svg:x="13.064cm" svg:y="8.302cm">
          <text:p text:style-name="P1">Erro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4.445cm" svg:height="1.27cm" svg:x="7.668cm" svg:y="24.812cm">
          <text:p text:style-name="P1">End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89cm" svg:y1="2.587cm" svg:x2="9.89cm" svg:y2="3.857cm">
          <text:p/>
        </draw:line>
        <draw:line draw:style-name="gr8" draw:text-style-name="P2" draw:layer="layout" svg:x1="9.89cm" svg:y1="5.445cm" svg:x2="9.89cm" svg:y2="7.032cm">
          <text:p/>
        </draw:line>
        <draw:line draw:style-name="gr9" draw:text-style-name="P2" draw:layer="layout" svg:x1="11.477cm" svg:y1="9.255cm" svg:x2="13.7cm" svg:y2="9.255cm">
          <text:p/>
        </draw:line>
        <draw:custom-shape draw:style-name="gr10" draw:text-style-name="P1" draw:layer="layout" svg:width="5.398cm" svg:height="2.223cm" svg:x="7.191cm" svg:y="15.605cm">
          <text:p text:style-name="P1">Machine Learning </text:p>
          <text:p text:style-name="P1">API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9.89cm" svg:y1="14.335cm" svg:x2="9.89cm" svg:y2="15.605cm">
          <text:p/>
        </draw:line>
        <draw:custom-shape draw:style-name="gr12" draw:text-style-name="P1" draw:layer="layout" svg:width="5.715cm" svg:height="3.175cm" svg:x="7.033cm" svg:y="19.732cm">
          <text:p text:style-name="P1">Fire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3" draw:text-style-name="P2" draw:layer="layout" svg:x1="9.89cm" svg:y1="17.827cm" svg:x2="9.89cm" svg:y2="19.732cm">
          <text:p/>
        </draw:line>
        <draw:line draw:style-name="gr14" draw:text-style-name="P2" draw:layer="layout" svg:x1="9.89cm" svg:y1="22.907cm" svg:x2="9.89cm" svg:y2="24.812cm">
          <text:p/>
        </draw:line>
        <draw:connector draw:style-name="gr15" draw:text-style-name="P2" draw:layer="layout" draw:type="lines" draw:line-skew="0cm 4.262cm" svg:x1="16.438cm" svg:y1="8.302cm" svg:x2="11.478cm" svg:y2="2.111cm" draw:start-shape="id1" draw:start-glue-point="4" draw:end-shape="id2" draw:end-glue-point="1" svg:d="M16438 8302v-502l-198-5689h-4762" svg:viewBox="0 0 4961 6192">
          <text:p/>
        </draw:connector>
      </draw:page>
      <draw:page draw:name="page2" draw:style-name="dp1" draw:master-page-name="Default">
        <draw:custom-shape draw:style-name="gr16" draw:text-style-name="P1" draw:layer="layout" svg:width="3.493cm" svg:height="1.27cm" svg:x="8.62cm" svg:y="2.27cm">
          <text:p text:style-name="P1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4.762cm" svg:height="1.905cm" svg:x="7.985cm" svg:y="6.08cm">
          <text:p text:style-name="P1">User Input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1" draw:layer="layout" svg:width="3.81cm" svg:height="4.445cm" svg:x="8.461cm" svg:y="10.207cm">
          <text:p text:style-name="P1">SVM</text:p>
          <text:p text:style-name="P1">Model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9" draw:text-style-name="P1" draw:layer="layout" svg:width="4.128cm" svg:height="1.588cm" svg:x="13.7cm" svg:y="11.794cm">
          <text:p text:style-name="P1">No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4.762cm" svg:height="1.905cm" svg:x="7.985cm" svg:y="16.875cm">
          <text:p text:style-name="P1">Yes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4.445cm" svg:height="4.128cm" svg:x="8.144cm" svg:y="20.05cm">
          <text:p text:style-name="P1">Firebase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" draw:layer="layout" svg:width="4.762cm" svg:height="1.27cm" svg:x="7.985cm" svg:y="25.13cm">
          <text:p text:style-name="P1">En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2" draw:layer="layout" svg:x1="10.366cm" svg:y1="3.54cm" svg:x2="10.366cm" svg:y2="6.08cm">
          <text:p/>
        </draw:line>
        <draw:line draw:style-name="gr23" draw:text-style-name="P2" draw:layer="layout" svg:x1="10.366cm" svg:y1="7.985cm" svg:x2="10.366cm" svg:y2="10.525cm">
          <text:p/>
        </draw:line>
        <draw:line draw:style-name="gr24" draw:text-style-name="P2" draw:layer="layout" svg:x1="12.112cm" svg:y1="12.43cm" svg:x2="14.335cm" svg:y2="12.43cm">
          <text:p/>
        </draw:line>
        <draw:line draw:style-name="gr25" draw:text-style-name="P2" draw:layer="layout" svg:x1="10.366cm" svg:y1="14.652cm" svg:x2="10.366cm" svg:y2="16.875cm">
          <text:p/>
        </draw:line>
        <draw:line draw:style-name="gr26" draw:text-style-name="P2" draw:layer="layout" svg:x1="10.366cm" svg:y1="18.78cm" svg:x2="10.366cm" svg:y2="20.05cm">
          <text:p/>
        </draw:line>
        <draw:line draw:style-name="gr27" draw:text-style-name="P2" draw:layer="layout" svg:x1="10.366cm" svg:y1="24.177cm" svg:x2="10.366cm" svg:y2="25.1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03T07:26:18.548000000</meta:creation-date>
    <dc:date>2021-03-03T08:26:46.013000000</dc:date>
    <meta:editing-duration>PT8M57S</meta:editing-duration>
    <meta:editing-cycles>1</meta:editing-cycles>
    <meta:document-statistic meta:object-count="29"/>
    <meta:generator>LibreOffice/7.0.4.2$Windows_X86_64 LibreOffice_project/dcf040e67528d9187c66b2379df5ea4407429775</meta:generator>
  </office:meta>
</office:document-meta>
</file>